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924" officeooo:paragraph-rsid="00101924"/>
    </style:style>
    <style:style style:name="P2" style:family="paragraph" style:parent-style-name="Standard">
      <style:text-properties officeooo:rsid="00101924" officeooo:paragraph-rsid="001233a8"/>
    </style:style>
    <style:style style:name="P3" style:family="paragraph" style:parent-style-name="Standard">
      <style:text-properties officeooo:rsid="0010dd81" officeooo:paragraph-rsid="0010dd81"/>
    </style:style>
    <style:style style:name="P4" style:family="paragraph" style:parent-style-name="Standard">
      <style:text-properties officeooo:rsid="0011d3b4" officeooo:paragraph-rsid="0011d3b4"/>
    </style:style>
    <style:style style:name="P5" style:family="paragraph" style:parent-style-name="Standard">
      <style:text-properties fo:font-weight="bold" officeooo:rsid="00101924" officeooo:paragraph-rsid="00101924" style:font-weight-asian="bold" style:font-weight-complex="bold"/>
    </style:style>
    <style:style style:name="P6" style:family="paragraph" style:parent-style-name="Standard">
      <style:text-properties fo:font-weight="bold" officeooo:rsid="00101924" officeooo:paragraph-rsid="001233a8" style:font-weight-asian="bold" style:font-weight-complex="bold"/>
    </style:style>
    <style:style style:name="P7" style:family="paragraph" style:parent-style-name="Standard">
      <style:text-properties fo:font-weight="bold" officeooo:rsid="001233a8" officeooo:paragraph-rsid="001233a8" style:font-weight-asian="bold" style:font-weight-complex="bold"/>
    </style:style>
    <style:style style:name="P8" style:family="paragraph" style:parent-style-name="Standard">
      <style:text-properties fo:font-style="italic" officeooo:rsid="00101924" officeooo:paragraph-rsid="00101924"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11d3b4" style:font-weight-asian="bold" style:font-weight-complex="bold"/>
    </style:style>
    <style:style style:name="T3" style:family="text">
      <style:text-properties officeooo:rsid="0010dd81"/>
    </style:style>
    <style:style style:name="T4" style:family="text">
      <style:text-properties officeooo:rsid="0011d3b4"/>
    </style:style>
    <style:style style:name="T5" style:family="text">
      <style:text-properties officeooo:rsid="001233a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27c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aleasso Federico<text:tab/><text:tab/><text:tab/><text:tab/><text:tab/>3C<text:tab/><text:tab/><text:tab/><text:tab/><text:tab/>9/2/2022</text:p>
      <text:p text:style-name="P1"/>
      <text:p text:style-name="P1"><text:tab/><text:tab/><text:tab/><text:tab/><text:tab/>Questions about “<text:span text:style-name="T1">Jojo rabbit</text:span>”</text:p>
      <text:p text:style-name="P1"/>
      <text:p text:style-name="P5">Esercizio 1</text:p>
      <text:p text:style-name="P1">a. Freulein Rham – b. Yorkie – c. Rosie – d. Fuhrer – e. Elsa – f. <text:s/>Captain Klenzendorf – g. Jojo</text:p>
      <text:p text:style-name="P1"/>
      <text:p text:style-name="P5">Esercizio <text:span text:style-name="T3">2</text:span></text:p>
      <text:p text:style-name="P1"><text:span text:style-name="T1">C</text:span>)</text:p>
      <text:p text:style-name="P1">Jojo arrives at the hospital for an explosion of bomb.</text:p>
      <text:p text:style-name="P3"><text:span text:style-name="T1">D</text:span>)</text:p>
      <text:p text:style-name="P3">Jojo's father is a soldier who fights in Italy.</text:p>
      <text:p text:style-name="P3"><text:span text:style-name="T2">E</text:span>)</text:p>
      <text:p text:style-name="P3">…</text:p>
      <text:p text:style-name="P4"><text:span text:style-name="T8">F</text:span>)</text:p>
      <text:p text:style-name="P4">c</text:p>
      <text:p text:style-name="P4"><text:span text:style-name="T1">F</text:span>)</text:p>
      <text:p text:style-name="P4">The first thing <text:span text:style-name="T5">J</text:span>ojo did was write letters and give them to <text:span text:style-name="T5">E</text:span>lsa saying they were from <text:span text:style-name="T5">N</text:span>athan.</text:p>
      <text:p text:style-name="P3"/>
      <text:p text:style-name="P7">Esercizio 3</text:p>
      <text:p text:style-name="P2">Freulein Rham → obedi<text:span text:style-name="T9">e</text:span>nt</text:p>
      <text:p text:style-name="P2">Yorkie → overw<text:span text:style-name="T9">e</text:span>ight amicable plump</text:p>
      <text:p text:style-name="P2">Rosie→ reckless</text:p>
      <text:p text:style-name="P2">Fuhrer →tyrant selfish</text:p>
      <text:p text:style-name="P2">Elsa → merciful insecure</text:p>
      <text:p text:style-name="P2">Captain Klenzendorf <text:s/>→ rigid</text:p>
      <text:p text:style-name="P2">Jojo → confident <text:span text:style-name="T9">timid ribelllious naive</text:span></text:p>
      <text:p text:style-name="P2"/>
      <text:p text:style-name="P6"><text:span text:style-name="T5">Esercizio 4</text:span> </text:p>
      <text:p text:style-name="P2">The film is called Jojo rabbit and is about a little boy, who named Jojo, who becomes part of the Nazi group because his fictional friend Adolf Hitler who puts ugly ideas in his head. This film, Jojo Rabbit, tells the tragedy of Nazism in a comical and simple way.</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7:38:54.812687881</meta:creation-date>
    <dc:date>2022-02-09T18:43:32.762878668</dc:date>
    <meta:editing-duration>PT12M24S</meta:editing-duration>
    <meta:editing-cycles>1</meta:editing-cycles>
    <meta:document-statistic meta:table-count="0" meta:image-count="0" meta:object-count="0" meta:page-count="1" meta:paragraph-count="25" meta:word-count="154" meta:character-count="871" meta:non-whitespace-character-count="720"/>
    <meta:generator>LibreOffice/7.1.7.2$Linux_X86_64 LibreOffice_project/10$Build-2</meta:generator>
  </office:meta>
</office:document-meta>
</file>